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sTransitionConfigRule.getB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get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setMsgId( String ms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getMsg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getTargetZon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getAli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getMsg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getExtMsg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getZon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ZoneId( List &lt; Long &gt; zon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InstanceId( List &lt; String &gt; 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getI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setExtMsgText( String extMsg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getNetworkTran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getRegion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setRule( EcsTransitionConfig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TransType( List &lt; Integer &gt; tran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setMsgText( String msg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NetworkTransType( List &lt; Integer &gt; networkTran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getTran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getRe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setInstChangeType( Integer instChan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InstanceType( List &lt; String &gt; instan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getInstChan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TargetZoneId( List &lt; Long &gt; targetZon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getExtMsg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setIsDefault( Boolean is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DisplayedMsgConfig.get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getI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ingzhi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EcsTransitionDisplayedMsgConfig.setExtMsgId( String extMs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AliUid( List &lt; Long &gt; ali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RegionNo( List &lt; String &gt; region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getInstan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Bid( List &lt; String &gt; b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ResourceType( List &lt; String &gt; resour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sTransitionConfigRule.setIoX( List &lt; String &gt; i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